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20000009B765150F819127E61.png" manifest:media-type="image/png"/>
  <manifest:file-entry manifest:full-path="Pictures/10000001000002DB000002B576F5AF3C939D9823.png" manifest:media-type="image/png"/>
  <manifest:file-entry manifest:full-path="Pictures/1000000100000312000003CD18F42FC7A9E3007E.png" manifest:media-type="image/png"/>
  <manifest:file-entry manifest:full-path="Pictures/1000000100000312000003CD8489D7036B5486AE.png" manifest:media-type="image/png"/>
  <manifest:file-entry manifest:full-path="Pictures/1000000100000288000002820338191820ECE2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09" officeooo:paragraph-rsid="00098e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/>
      <text:p text:style-name="P1">Header.h</text:p>
      <text:p text:style-name="P1"><draw:frame draw:style-name="fr2" draw:name="Image2" text:anchor-type="char" svg:width="6.6929in" svg:height="6.6307in" draw:z-index="1"><draw:image xlink:href="Pictures/1000000100000288000002820338191820ECE2B9.png" xlink:type="simple" xlink:show="embed" xlink:actuate="onLoad" draw:mime-type="image/png"/></draw:frame></text:p>
      <text:p text:style-name="P1"/>
      <text:p text:style-name="P1">Source.cpp</text:p>
      <text:p text:style-name="P1"/>
      <text:p text:style-name="P1"><draw:frame draw:style-name="fr1" draw:name="Image4" text:anchor-type="char" svg:width="6.6929in" svg:height="8.2854in" draw:z-index="3"><draw:image xlink:href="Pictures/1000000100000312000003CD18F42FC7A9E3007E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6.6929in" svg:height="8.2854in" draw:z-index="4"><draw:image xlink:href="Pictures/1000000100000312000003CD8489D7036B5486AE.png" xlink:type="simple" xlink:show="embed" xlink:actuate="onLoad" draw:mime-type="image/png"/></draw:frame><text:soft-page-break/></text:p>
      <text:p text:style-name="P1"/>
      <text:p text:style-name="P1">main.cpp</text:p>
      <text:p text:style-name="P1"><draw:frame draw:style-name="fr1" draw:name="Image3" text:anchor-type="char" svg:width="6.6929in" svg:height="6.3445in" draw:z-index="2"><draw:image xlink:href="Pictures/10000001000002DB000002B576F5AF3C939D9823.png" xlink:type="simple" xlink:show="embed" xlink:actuate="onLoad" draw:mime-type="image/png"/></draw:frame><text:soft-page-break/></text:p>
      <text:p text:style-name="P1"/>
      <text:p text:style-name="P1"/>
      <text:p text:style-name="P1">output </text:p>
      <text:p text:style-name="P1"/>
      <text:p text:style-name="P1"/>
      <text:p text:style-name="P1"><draw:frame draw:style-name="fr3" draw:name="Image1" text:anchor-type="char" svg:width="4.0209in" svg:height="1.6146in" draw:z-index="0"><draw:image xlink:href="Pictures/10000001000001820000009B765150F819127E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7:37:15.976199672</meta:creation-date>
    <dc:date>2023-12-24T17:39:27.351904365</dc:date>
    <meta:editing-duration>PT2M12S</meta:editing-duration>
    <meta:editing-cycles>1</meta:editing-cycles>
    <meta:document-statistic meta:table-count="0" meta:image-count="5" meta:object-count="0" meta:page-count="4" meta:paragraph-count="6" meta:word-count="8" meta:character-count="64" meta:non-whitespace-character-count="61"/>
    <meta:generator>LibreOffice/7.3.7.2$Linux_X86_64 LibreOffice_project/30$Build-2</meta:generator>
  </office:meta>
</office:document-meta>
</file>